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PropBundle.NodePropBundle( BundleBinding binding , Nod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Entry.set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getMixin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setValues( Internal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setMixinTypeNames( Set mixin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removeProperty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PropBund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mark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NodePropBundle( BundleBinding binding ,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Entry.PropertyEntry( Property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setNodeDefId( NodeDefId nodeD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getNodeDe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setParentId(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getProperty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isReferenc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setNodeTypeName(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createPropertyState( PersistenceManager pMgr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Entry.isMultiValu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setPropDefId( PropDefId propD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addChildNodeEntry( Name name ,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setBlobId( String blobId ,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update( Nod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odePropBundl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addProperty( Property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En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y.ChildNodeEntry( Name name ,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PropBundle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PropertyEntry( Property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Entr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getChildNod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setSharedSet( Set shared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setBlobIds( String [ ] blob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destroy( BLOBStore blobSto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PropBundle.addProperty( Property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setModCount( short mo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getMo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getPropDe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setMultiValued(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ntry.getBlobId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setReferenceable( boolean reference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createNodeState( PersistenceManager p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pertyEntry.getMo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getShar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set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removeAll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PropBundle.getPropertyEntry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hasProperty( Name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PropBundle.get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PropBundle.setModCount( short mo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